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browser-&gt;server: HTTP POST https://studies.cs.helsinki.fi/exampleapp/new_note</text:p>
      <text:p text:style-name="Standard">server--&gt;browser: HTTP status code 302</text:p>
      <text:p text:style-name="Standard"/>
      <text:p text:style-name="Standard">note over browser:</text:p>
      <text:p text:style-name="Standard">status code 302 means a URL redirect to </text:p>
      <text:p text:style-name="Standard">/exampleapp/notes with HTTP GET request.</text:p>
      <text:p text:style-name="Standard">end note</text:p>
      <text:p text:style-name="Standard"/>
      <text:p text:style-name="Standard">browser-&gt;server: HTTP GET /notes</text:p>
      <text:p text:style-name="Standard">server--&gt;browser: HTML-code</text:p>
      <text:p text:style-name="Standard">browser-&gt;server: HTTP GET /main.css</text:p>
      <text:p text:style-name="Standard">server--&gt;browser: main.css</text:p>
      <text:p text:style-name="Standard">browser-&gt;server: HTTP GET main.js</text:p>
      <text:p text:style-name="Standard">server--&gt;browser: main.js</text:p>
      <text:p text:style-name="Standard">browser-&gt;server: HTTP GET data.json</text:p>
      <text:p text:style-name="Standard">server--&gt;browser: data.js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3:59:52.815073721</meta:creation-date>
    <dc:date>2022-03-17T12:59:40.826517357</dc:date>
    <meta:editing-duration>PT27M48S</meta:editing-duration>
    <meta:editing-cycles>2</meta:editing-cycles>
    <meta:generator>LibreOffice/7.1.7.2$Linux_X86_64 LibreOffice_project/10$Build-2</meta:generator>
    <meta:document-statistic meta:table-count="0" meta:image-count="0" meta:object-count="0" meta:page-count="1" meta:paragraph-count="14" meta:word-count="56" meta:character-count="461" meta:non-whitespace-character-count="423"/>
  </office:meta>
</office:document-meta>
</file>